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string" calcext:value-type="string">
            <text:p>Interchange</text:p>
          </table:table-cell>
        </table:table-row>
        <table:table-row table:style-name="ro1">
          <table:table-cell/>
          <table:table-cell office:value-type="string" calcext:value-type="string">
            <text:p>Instructions per cycle</text:p>
          </table:table-cell>
          <table:table-cell table:formula="of:=[.C14]/[.C13]" office:value-type="float" office:value="1.20969084321384" calcext:value-type="float">
            <text:p>1,20969084321384</text:p>
          </table:table-cell>
          <table:table-cell table:formula="of:=[.D14]/[.D13]" office:value-type="float" office:value="2.19051794391239" calcext:value-type="float">
            <text:p>2,19051794391239</text:p>
          </table:table-cell>
        </table:table-row>
        <table:table-row table:style-name="ro1">
          <table:table-cell/>
          <table:table-cell office:value-type="string" calcext:value-type="string">
            <text:p>L1 cache miss ratio</text:p>
          </table:table-cell>
          <table:table-cell table:formula="of:=[.C20]/[.C19]" office:value-type="float" office:value="0.526991978393615" calcext:value-type="float">
            <text:p>0,526991978393615</text:p>
          </table:table-cell>
          <table:table-cell table:formula="of:=[.D20]/[.D19]" office:value-type="float" office:value="0.0312000629095458" calcext:value-type="float">
            <text:p>0,031200062909546</text:p>
          </table:table-cell>
        </table:table-row>
        <table:table-row table:style-name="ro1">
          <table:table-cell/>
          <table:table-cell office:value-type="string" calcext:value-type="string">
            <text:p>L1 cache miss rate PTI</text:p>
          </table:table-cell>
          <table:table-cell table:formula="of:=[.C20]/([.C14]/1000)" office:value-type="float" office:value="150.924423796565" calcext:value-type="float">
            <text:p>150,924423796565</text:p>
          </table:table-cell>
          <table:table-cell table:formula="of:=[.D20]/([.D14]/1000)" office:value-type="float" office:value="8.93135059832586" calcext:value-type="float">
            <text:p>8,93135059832586</text:p>
          </table:table-cell>
        </table:table-row>
        <table:table-row table:style-name="ro1">
          <table:table-cell/>
          <table:table-cell office:value-type="string" calcext:value-type="string">
            <text:p>Data TLB miss ratio</text:p>
          </table:table-cell>
          <table:table-cell table:formula="of:=[.C28]/[.C15]" office:value-type="float" office:value="0.000522627202773547" calcext:value-type="float">
            <text:p>0,000522627202774</text:p>
          </table:table-cell>
          <table:table-cell table:formula="of:=[.D28]/[.D15]" office:value-type="float" office:value="0.00533344473049324" calcext:value-type="float">
            <text:p>0,005333444730493</text:p>
          </table:table-cell>
        </table:table-row>
        <table:table-row table:style-name="ro1">
          <table:table-cell/>
          <table:table-cell office:value-type="string" calcext:value-type="string">
            <text:p>Data TLB miss rate PTI</text:p>
          </table:table-cell>
          <table:table-cell table:formula="of:=[.C28]/([.C14]/1000)" office:value-type="float" office:value="0.00470499286718421" calcext:value-type="float">
            <text:p>0,004704992867184</text:p>
          </table:table-cell>
          <table:table-cell table:formula="of:=[.D28]/([.D14]/1000)" office:value-type="float" office:value="0.00206183477829851" calcext:value-type="float">
            <text:p>0,002061834778299</text:p>
          </table:table-cell>
        </table:table-row>
        <table:table-row table:style-name="ro1">
          <table:table-cell/>
          <table:table-cell office:value-type="string" calcext:value-type="string">
            <text:p>Branch mispredict ratio</text:p>
          </table:table-cell>
          <table:table-cell table:formula="of:=[.C18]/[.C17]" office:value-type="float" office:value="0.000510383981194065" calcext:value-type="float">
            <text:p>0,000510383981194</text:p>
          </table:table-cell>
          <table:table-cell table:formula="of:=[.D18]/[.D17]" office:value-type="float" office:value="0.000501479116363315" calcext:value-type="float">
            <text:p>0,000501479116363</text:p>
          </table:table-cell>
        </table:table-row>
        <table:table-row table:style-name="ro1">
          <table:table-cell/>
          <table:table-cell office:value-type="string" calcext:value-type="string">
            <text:p>Branch mispredict rate PTI</text:p>
          </table:table-cell>
          <table:table-cell table:formula="of:=[.C18]/([.C14]/1000)" office:value-type="float" office:value="0.0736223455759337" calcext:value-type="float">
            <text:p>0,073622345575934</text:p>
          </table:table-cell>
          <table:table-cell table:formula="of:=[.D18]/([.D14]/1000)" office:value-type="float" office:value="0.0722549435723971" calcext:value-type="float">
            <text:p>0,072254943572397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cpu-cycles <text:s text:c="13"/></text:p>
          </table:table-cell>
          <table:table-cell office:value-type="float" office:value="46672221624" calcext:value-type="float">
            <text:p>46672221624</text:p>
          </table:table-cell>
          <table:table-cell office:value-type="float" office:value="25752542565" calcext:value-type="float">
            <text:p>25752542565</text:p>
          </table:table-cell>
        </table:table-row>
        <table:table-row table:style-name="ro1">
          <table:table-cell/>
          <table:table-cell office:value-type="string" calcext:value-type="string">
            <text:p>instructions <text:s text:c="11"/></text:p>
          </table:table-cell>
          <table:table-cell office:value-type="float" office:value="56458959131" calcext:value-type="float">
            <text:p>56458959131</text:p>
          </table:table-cell>
          <table:table-cell office:value-type="float" office:value="56411406590" calcext:value-type="float">
            <text:p>56411406590</text:p>
          </table:table-cell>
        </table:table-row>
        <table:table-row table:style-name="ro1">
          <table:table-cell/>
          <table:table-cell office:value-type="string" calcext:value-type="string">
            <text:p>cache-references <text:s text:c="7"/></text:p>
          </table:table-cell>
          <table:table-cell office:value-type="float" office:value="508276260" calcext:value-type="float">
            <text:p>508276260</text:p>
          </table:table-cell>
          <table:table-cell office:value-type="float" office:value="21807857" calcext:value-type="float">
            <text:p>21807857</text:p>
          </table:table-cell>
        </table:table-row>
        <table:table-row table:style-name="ro1">
          <table:table-cell/>
          <table:table-cell office:value-type="string" calcext:value-type="string">
            <text:p>cache-misses <text:s text:c="11"/></text:p>
          </table:table-cell>
          <table:table-cell office:value-type="float" office:value="411426779" calcext:value-type="float">
            <text:p>411426779</text:p>
          </table:table-cell>
          <table:table-cell office:value-type="float" office:value="15212514" calcext:value-type="float">
            <text:p>15212514</text:p>
          </table:table-cell>
        </table:table-row>
        <table:table-row table:style-name="ro1">
          <table:table-cell/>
          <table:table-cell office:value-type="string" calcext:value-type="string">
            <text:p>branch-instructions <text:s text:c="4"/></text:p>
          </table:table-cell>
          <table:table-cell office:value-type="float" office:value="8144144709" calcext:value-type="float">
            <text:p>8144144709</text:p>
          </table:table-cell>
          <table:table-cell office:value-type="float" office:value="8127961598" calcext:value-type="float">
            <text:p>8127961598</text:p>
          </table:table-cell>
        </table:table-row>
        <table:table-row table:style-name="ro1">
          <table:table-cell/>
          <table:table-cell office:value-type="string" calcext:value-type="string">
            <text:p>branch-misses <text:s text:c="10"/></text:p>
          </table:table-cell>
          <table:table-cell office:value-type="float" office:value="4156641" calcext:value-type="float">
            <text:p>4156641</text:p>
          </table:table-cell>
          <table:table-cell office:value-type="float" office:value="4076003" calcext:value-type="float">
            <text:p>4076003</text:p>
          </table:table-cell>
        </table:table-row>
        <table:table-row table:style-name="ro1">
          <table:table-cell/>
          <table:table-cell office:value-type="string" calcext:value-type="string">
            <text:p>L1-dcache-loads <text:s text:c="8"/></text:p>
          </table:table-cell>
          <table:table-cell office:value-type="float" office:value="16169194645" calcext:value-type="float">
            <text:p>16169194645</text:p>
          </table:table-cell>
          <table:table-cell office:value-type="float" office:value="16148366478" calcext:value-type="float">
            <text:p>16148366478</text:p>
          </table:table-cell>
        </table:table-row>
        <table:table-row table:style-name="ro1">
          <table:table-cell/>
          <table:table-cell office:value-type="string" calcext:value-type="string">
            <text:p>L1-dcache-loads-misses <text:s/></text:p>
          </table:table-cell>
          <table:table-cell office:value-type="float" office:value="8521035875" calcext:value-type="float">
            <text:p>8521035875</text:p>
          </table:table-cell>
          <table:table-cell office:value-type="float" office:value="503830050" calcext:value-type="float">
            <text:p>503830050</text:p>
          </table:table-cell>
        </table:table-row>
        <table:table-row table:style-name="ro1">
          <table:table-cell/>
          <table:table-cell office:value-type="string" calcext:value-type="string">
            <text:p>L1-dcache-stores <text:s text:c="7"/></text:p>
          </table:table-cell>
          <table:table-cell office:value-type="float" office:value="107462707" calcext:value-type="float">
            <text:p>107462707</text:p>
          </table:table-cell>
          <table:table-cell office:value-type="float" office:value="8087977779" calcext:value-type="float">
            <text:p>8087977779</text:p>
          </table:table-cell>
        </table:table-row>
        <table:table-row table:style-name="ro1">
          <table:table-cell/>
          <table:table-cell office:value-type="string" calcext:value-type="string">
            <text:p>L1-dcache-stores-misses </text:p>
          </table:table-cell>
          <table:table-cell office:value-type="float" office:value="5701219" calcext:value-type="float">
            <text:p>5701219</text:p>
          </table:table-cell>
          <table:table-cell office:value-type="float" office:value="1637374" calcext:value-type="float">
            <text:p>1637374</text:p>
          </table:table-cell>
        </table:table-row>
        <table:table-row table:style-name="ro1">
          <table:table-cell/>
          <table:table-cell office:value-type="string" calcext:value-type="string">
            <text:p>LLC-loads <text:s text:c="14"/></text:p>
          </table:table-cell>
          <table:table-cell office:value-type="float" office:value="505499647" calcext:value-type="float">
            <text:p>505499647</text:p>
          </table:table-cell>
          <table:table-cell office:value-type="float" office:value="19170543" calcext:value-type="float">
            <text:p>19170543</text:p>
          </table:table-cell>
        </table:table-row>
        <table:table-row table:style-name="ro1">
          <table:table-cell/>
          <table:table-cell office:value-type="string" calcext:value-type="string">
            <text:p>LLC-loads-misses <text:s text:c="7"/></text:p>
          </table:table-cell>
          <table:table-cell office:value-type="float" office:value="409182630" calcext:value-type="float">
            <text:p>409182630</text:p>
          </table:table-cell>
          <table:table-cell office:value-type="float" office:value="13683128" calcext:value-type="float">
            <text:p>13683128</text:p>
          </table:table-cell>
        </table:table-row>
        <table:table-row table:style-name="ro1">
          <table:table-cell/>
          <table:table-cell office:value-type="string" calcext:value-type="string">
            <text:p>LLC-stores <text:s text:c="13"/></text:p>
          </table:table-cell>
          <table:table-cell office:value-type="float" office:value="5069251" calcext:value-type="float">
            <text:p>5069251</text:p>
          </table:table-cell>
          <table:table-cell office:value-type="float" office:value="3798990" calcext:value-type="float">
            <text:p>3798990</text:p>
          </table:table-cell>
        </table:table-row>
        <table:table-row table:style-name="ro1">
          <table:table-cell/>
          <table:table-cell office:value-type="string" calcext:value-type="string">
            <text:p>LLC-stores-misses <text:s text:c="6"/></text:p>
          </table:table-cell>
          <table:table-cell office:value-type="float" office:value="1162385" calcext:value-type="float">
            <text:p>1162385</text:p>
          </table:table-cell>
          <table:table-cell office:value-type="float" office:value="589068" calcext:value-type="float">
            <text:p>589068</text:p>
          </table:table-cell>
        </table:table-row>
        <table:table-row table:style-name="ro1">
          <table:table-cell/>
          <table:table-cell office:value-type="string" calcext:value-type="string">
            <text:p>dTLB-loads <text:s text:c="13"/></text:p>
          </table:table-cell>
          <table:table-cell office:value-type="float" office:value="16142798468" calcext:value-type="float">
            <text:p>16142798468</text:p>
          </table:table-cell>
          <table:table-cell office:value-type="float" office:value="16131427336" calcext:value-type="float">
            <text:p>16131427336</text:p>
          </table:table-cell>
        </table:table-row>
        <table:table-row table:style-name="ro1">
          <table:table-cell/>
          <table:table-cell office:value-type="string" calcext:value-type="string">
            <text:p>dTLB-loads-misses <text:s text:c="6"/></text:p>
          </table:table-cell>
          <table:table-cell office:value-type="float" office:value="265639" calcext:value-type="float">
            <text:p>265639</text:p>
          </table:table-cell>
          <table:table-cell office:value-type="float" office:value="116311" calcext:value-type="float">
            <text:p>116311</text:p>
          </table:table-cell>
        </table:table-row>
        <table:table-row table:style-name="ro1">
          <table:table-cell/>
          <table:table-cell office:value-type="string" calcext:value-type="string">
            <text:p>dTLB-stores <text:s text:c="12"/></text:p>
          </table:table-cell>
          <table:table-cell office:value-type="float" office:value="89014069" calcext:value-type="float">
            <text:p>89014069</text:p>
          </table:table-cell>
          <table:table-cell office:value-type="float" office:value="8093722231" calcext:value-type="float">
            <text:p>8093722231</text:p>
          </table:table-cell>
        </table:table-row>
        <table:table-row table:style-name="ro1">
          <table:table-cell/>
          <table:table-cell office:value-type="string" calcext:value-type="string">
            <text:p>dTLB-stores-misses <text:s text:c="5"/></text:p>
          </table:table-cell>
          <table:table-cell office:value-type="float" office:value="2771" calcext:value-type="float">
            <text:p>2771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/>
          <table:table-cell office:value-type="string" calcext:value-type="string">
            <text:p>iTLB-loads <text:s text:c="13"/></text:p>
          </table:table-cell>
          <table:table-cell office:value-type="float" office:value="56494373375" calcext:value-type="float">
            <text:p>56494373375</text:p>
          </table:table-cell>
          <table:table-cell office:value-type="float" office:value="56563438781" calcext:value-type="float">
            <text:p>56563438781</text:p>
          </table:table-cell>
        </table:table-row>
        <table:table-row table:style-name="ro1">
          <table:table-cell/>
          <table:table-cell office:value-type="string" calcext:value-type="string">
            <text:p>iTLB-loads-misses <text:s text:c="6"/></text:p>
          </table:table-cell>
          <table:table-cell office:value-type="float" office:value="154" calcext:value-type="float">
            <text:p>15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string" calcext:value-type="string">
            <text:p>branch-loads <text:s text:c="11"/></text:p>
          </table:table-cell>
          <table:table-cell office:value-type="float" office:value="8124461846" calcext:value-type="float">
            <text:p>8124461846</text:p>
          </table:table-cell>
          <table:table-cell office:value-type="float" office:value="8125959754" calcext:value-type="float">
            <text:p>8125959754</text:p>
          </table:table-cell>
        </table:table-row>
        <table:table-row table:style-name="ro1">
          <table:table-cell/>
          <table:table-cell office:value-type="string" calcext:value-type="string">
            <text:p>branch-loads-misses <text:s text:c="4"/></text:p>
          </table:table-cell>
          <table:table-cell office:value-type="float" office:value="6418856997" calcext:value-type="float">
            <text:p>6418856997</text:p>
          </table:table-cell>
          <table:table-cell office:value-type="float" office:value="6818000789" calcext:value-type="float">
            <text:p>6818000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21:37:28.763470150</meta:creation-date>
    <dc:date>2020-07-05T23:25:35.293351993</dc:date>
    <meta:editing-duration>PT1H48M8S</meta:editing-duration>
    <meta:editing-cycles>1</meta:editing-cycles>
    <meta:document-statistic meta:table-count="1" meta:cell-count="89" meta:object-count="0"/>
    <meta:generator>LibreOffice/6.4.4.2$Linux_X86_64 LibreOffice_project/40$Build-2</meta:generator>
  </office:meta>
</office:document-meta>
</file>